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officeooo:rsid="0002766b" officeooo:paragraph-rsid="0002766b" style:font-weight-asian="normal" style:font-weight-complex="normal"/>
    </style:style>
    <style:style style:name="P2" style:family="paragraph" style:parent-style-name="Standard">
      <style:text-properties style:text-underline-style="none" fo:font-weight="normal" officeooo:rsid="0002766b" officeooo:paragraph-rsid="00036b68" style:font-weight-asian="normal" style:font-weight-complex="normal"/>
    </style:style>
    <style:style style:name="P3" style:family="paragraph" style:parent-style-name="Standard">
      <style:text-properties style:text-underline-style="none" fo:font-weight="normal" officeooo:rsid="000458da" officeooo:paragraph-rsid="000458da" style:font-weight-asian="normal" style:font-weight-complex="normal"/>
    </style:style>
    <style:style style:name="P4" style:family="paragraph" style:parent-style-name="Standard">
      <style:text-properties style:text-underline-style="none" fo:font-weight="normal" officeooo:rsid="00076d6d" officeooo:paragraph-rsid="00076d6d" style:font-weight-asian="normal" style:font-weight-complex="normal"/>
    </style:style>
    <style:style style:name="P5" style:family="paragraph" style:parent-style-name="Standard">
      <style:text-properties style:text-underline-style="none" fo:font-weight="normal" officeooo:rsid="0009269b" officeooo:paragraph-rsid="0009269b" style:font-weight-asian="normal" style:font-weight-complex="normal"/>
    </style:style>
    <style:style style:name="P6" style:family="paragraph" style:parent-style-name="Standard">
      <style:text-properties style:text-underline-style="none" fo:font-weight="normal" officeooo:rsid="000af667" officeooo:paragraph-rsid="000af667" style:font-weight-asian="normal" style:font-weight-complex="normal"/>
    </style:style>
    <style:style style:name="P7" style:family="paragraph" style:parent-style-name="Standard">
      <style:text-properties style:text-underline-style="none" fo:font-weight="normal" officeooo:rsid="000c776e" officeooo:paragraph-rsid="000af667" style:font-weight-asian="normal" style:font-weight-complex="normal"/>
    </style:style>
    <style:style style:name="P8" style:family="paragraph" style:parent-style-name="Standard">
      <style:text-properties style:text-underline-style="none" fo:font-weight="normal" officeooo:rsid="000d5a74" officeooo:paragraph-rsid="000d5a74" style:font-weight-asian="normal" style:font-weight-complex="normal"/>
    </style:style>
    <style:style style:name="P9" style:family="paragraph" style:parent-style-name="Standard">
      <style:text-properties style:text-underline-style="none" fo:font-weight="normal" officeooo:rsid="000ea36b" officeooo:paragraph-rsid="000ea36b" style:font-weight-asian="normal" style:font-weight-complex="normal"/>
    </style:style>
    <style:style style:name="P10" style:family="paragraph" style:parent-style-name="Standard">
      <style:text-properties style:text-underline-style="none" fo:font-weight="bold" officeooo:rsid="00076d6d" officeooo:paragraph-rsid="00076d6d" style:font-weight-asian="bold" style:font-weight-complex="bold"/>
    </style:style>
    <style:style style:name="P11" style:family="paragraph" style:parent-style-name="Standard">
      <style:text-properties style:text-underline-style="none" fo:font-weight="bold" officeooo:rsid="0009269b" officeooo:paragraph-rsid="0009269b" style:font-weight-asian="bold" style:font-weight-complex="bold"/>
    </style:style>
    <style:style style:name="P12" style:family="paragraph" style:parent-style-name="Standard">
      <style:text-properties style:text-underline-style="none" fo:font-weight="bold" officeooo:rsid="000af667" officeooo:paragraph-rsid="000af667" style:font-weight-asian="bold" style:font-weight-complex="bold"/>
    </style:style>
    <style:style style:name="P13" style:family="paragraph" style:parent-style-name="Standard">
      <style:text-properties style:text-underline-style="none" fo:font-weight="bold" officeooo:rsid="000af667" officeooo:paragraph-rsid="000d5a74" style:font-weight-asian="bold" style:font-weight-complex="bold"/>
    </style:style>
    <style:style style:name="P14" style:family="paragraph" style:parent-style-name="Standard">
      <style:text-properties style:text-underline-style="none" fo:font-weight="bold" officeooo:rsid="000af667" officeooo:paragraph-rsid="000f9167" style:font-weight-asian="bold" style:font-weight-complex="bold"/>
    </style:style>
    <style:style style:name="P15" style:family="paragraph" style:parent-style-name="Standard">
      <style:text-properties style:text-underline-style="none" fo:font-weight="bold" officeooo:rsid="000af667" officeooo:paragraph-rsid="00140cd5" style:font-weight-asian="bold" style:font-weight-complex="bold"/>
    </style:style>
    <style:style style:name="P16" style:family="paragraph" style:parent-style-name="Standard">
      <style:text-properties style:text-underline-style="none" fo:font-weight="bold" officeooo:rsid="000af667" officeooo:paragraph-rsid="0015a2bd" style:font-weight-asian="bold" style:font-weight-complex="bold"/>
    </style:style>
    <style:style style:name="P17" style:family="paragraph" style:parent-style-name="Standard">
      <style:text-properties style:text-underline-style="none" fo:font-weight="bold" officeooo:rsid="000af667" officeooo:paragraph-rsid="00168bdd" style:font-weight-asian="bold" style:font-weight-complex="bold"/>
    </style:style>
    <style:style style:name="P18" style:family="paragraph" style:parent-style-name="Standard">
      <style:text-properties style:text-underline-style="none" fo:font-weight="bold" officeooo:rsid="000d5a74" officeooo:paragraph-rsid="000d5a74" style:font-weight-asian="bold" style:font-weight-complex="bold"/>
    </style:style>
    <style:style style:name="P19" style:family="paragraph" style:parent-style-name="Standard">
      <style:text-properties style:text-underline-style="none" fo:font-weight="bold" officeooo:rsid="000ea36b" officeooo:paragraph-rsid="000ea36b" style:font-weight-asian="bold" style:font-weight-complex="bold"/>
    </style:style>
    <style:style style:name="P20" style:family="paragraph" style:parent-style-name="Standard">
      <style:text-properties style:text-underline-style="none" fo:font-weight="bold" officeooo:rsid="0029b0b3" officeooo:paragraph-rsid="00014867" style:font-weight-asian="bold" style:font-weight-complex="bold"/>
    </style:style>
    <style:style style:name="P21" style:family="paragraph" style:parent-style-name="Standard">
      <style:text-properties style:text-underline-style="none" fo:font-weight="bold" officeooo:rsid="0029b0b3" officeooo:paragraph-rsid="0029b0b3" style:font-weight-asian="bold" style:font-weight-complex="bold"/>
    </style:style>
    <style:style style:name="P22" style:family="paragraph" style:parent-style-name="Standard">
      <style:text-properties style:text-underline-style="none" fo:font-weight="bold" officeooo:rsid="00014867" officeooo:paragraph-rsid="00014867" style:font-weight-asian="bold" style:font-weight-complex="bold"/>
    </style:style>
    <style:style style:name="P23" style:family="paragraph" style:parent-style-name="Standard">
      <style:text-properties fo:font-style="italic" style:text-underline-style="none" fo:font-weight="bold" officeooo:rsid="000f311d" officeooo:paragraph-rsid="000f311d" style:font-style-asian="italic" style:font-weight-asian="bold" style:font-style-complex="italic" style:font-weight-complex="bold"/>
    </style:style>
    <style:style style:name="P24" style:family="paragraph" style:parent-style-name="Standard">
      <style:text-properties fo:font-style="italic" style:text-underline-style="none" fo:font-weight="bold" officeooo:rsid="000f311d" officeooo:paragraph-rsid="000f9167" style:font-style-asian="italic" style:font-weight-asian="bold" style:font-style-complex="italic" style:font-weight-complex="bold"/>
    </style:style>
    <style:style style:name="P25" style:family="paragraph" style:parent-style-name="Standard">
      <style:text-properties fo:font-style="italic" style:text-underline-style="none" fo:font-weight="bold" officeooo:rsid="000f311d" officeooo:paragraph-rsid="00140cd5" style:font-style-asian="italic" style:font-weight-asian="bold" style:font-style-complex="italic" style:font-weight-complex="bold"/>
    </style:style>
    <style:style style:name="P26" style:family="paragraph" style:parent-style-name="Standard">
      <style:text-properties fo:font-style="italic" style:text-underline-style="none" fo:font-weight="bold" officeooo:rsid="000f311d" officeooo:paragraph-rsid="0015a2bd" style:font-style-asian="italic" style:font-weight-asian="bold" style:font-style-complex="italic" style:font-weight-complex="bold"/>
    </style:style>
    <style:style style:name="P27" style:family="paragraph" style:parent-style-name="Standard">
      <style:text-properties fo:font-style="italic" style:text-underline-style="none" fo:font-weight="bold" officeooo:rsid="000f311d" officeooo:paragraph-rsid="00168bdd" style:font-style-asian="italic" style:font-weight-asian="bold" style:font-style-complex="italic" style:font-weight-complex="bold"/>
    </style:style>
    <style:style style:name="P28" style:family="paragraph" style:parent-style-name="Standard">
      <style:text-properties fo:font-style="italic" style:text-underline-style="none" fo:font-weight="bold" officeooo:rsid="0015a2bd" officeooo:paragraph-rsid="0015a2bd" style:font-style-asian="italic" style:font-weight-asian="bold" style:font-style-complex="italic" style:font-weight-complex="bold"/>
    </style:style>
    <style:style style:name="P29" style:family="paragraph" style:parent-style-name="Standard">
      <style:text-properties fo:font-style="italic" style:text-underline-style="none" fo:font-weight="bold" officeooo:rsid="00168bdd" officeooo:paragraph-rsid="00168bdd" style:font-style-asian="italic" style:font-weight-asian="bold" style:font-style-complex="italic" style:font-weight-complex="bold"/>
    </style:style>
    <style:style style:name="P30" style:family="paragraph" style:parent-style-name="Standard">
      <style:text-properties fo:font-style="italic" style:text-underline-style="none" fo:font-weight="bold" officeooo:rsid="0016c652" officeooo:paragraph-rsid="0016c652" style:font-style-asian="italic" style:font-weight-asian="bold" style:font-style-complex="italic" style:font-weight-complex="bold"/>
    </style:style>
    <style:style style:name="P31" style:family="paragraph" style:parent-style-name="Standard">
      <style:text-properties fo:font-style="italic" style:text-underline-style="solid" style:text-underline-width="auto" style:text-underline-color="font-color" fo:font-weight="bold" officeooo:rsid="000f9167" officeooo:paragraph-rsid="000f9167" style:font-style-asian="italic" style:font-weight-asian="bold" style:font-style-complex="italic" style:font-weight-complex="bold"/>
    </style:style>
    <style:style style:name="P32" style:family="paragraph" style:parent-style-name="Standard">
      <style:text-properties fo:font-style="italic" style:text-underline-style="solid" style:text-underline-width="auto" style:text-underline-color="font-color" fo:font-weight="bold" officeooo:rsid="00113271" officeooo:paragraph-rsid="00113271" style:font-style-asian="italic" style:font-weight-asian="bold" style:font-style-complex="italic" style:font-weight-complex="bold"/>
    </style:style>
    <style:style style:name="P33" style:family="paragraph" style:parent-style-name="Standard">
      <style:text-properties fo:font-style="italic" style:text-underline-style="solid" style:text-underline-width="auto" style:text-underline-color="font-color" fo:font-weight="bold" officeooo:rsid="00131b12" officeooo:paragraph-rsid="00131b12" style:font-style-asian="italic" style:font-weight-asian="bold" style:font-style-complex="italic" style:font-weight-complex="bold"/>
    </style:style>
    <style:style style:name="P34" style:family="paragraph" style:parent-style-name="Standard">
      <style:text-properties fo:font-style="italic" style:text-underline-style="solid" style:text-underline-width="auto" style:text-underline-color="font-color" fo:font-weight="bold" officeooo:rsid="00140cd5" officeooo:paragraph-rsid="00140cd5" style:font-style-asian="italic" style:font-weight-asian="bold" style:font-style-complex="italic" style:font-weight-complex="bold"/>
    </style:style>
    <style:style style:name="P35" style:family="paragraph" style:parent-style-name="Standard">
      <style:text-properties fo:font-style="italic" style:text-underline-style="solid" style:text-underline-width="auto" style:text-underline-color="font-color" fo:font-weight="bold" officeooo:rsid="0016c652" officeooo:paragraph-rsid="0016c652" style:font-style-asian="italic" style:font-weight-asian="bold" style:font-style-complex="italic" style:font-weight-complex="bold"/>
    </style:style>
    <style:style style:name="P36" style:family="paragraph" style:parent-style-name="Standard">
      <style:text-properties fo:font-style="italic" style:text-underline-style="solid" style:text-underline-width="auto" style:text-underline-color="font-color" fo:font-weight="bold" officeooo:rsid="0016c652" officeooo:paragraph-rsid="00178ec1" style:font-style-asian="italic" style:font-weight-asian="bold" style:font-style-complex="italic" style:font-weight-complex="bold"/>
    </style:style>
    <style:style style:name="P37" style:family="paragraph" style:parent-style-name="Standard">
      <style:text-properties fo:font-style="italic" style:text-underline-style="solid" style:text-underline-width="auto" style:text-underline-color="font-color" fo:font-weight="bold" officeooo:rsid="0016c652" officeooo:paragraph-rsid="0018bdff" style:font-style-asian="italic" style:font-weight-asian="bold" style:font-style-complex="italic" style:font-weight-complex="bold"/>
    </style:style>
    <style:style style:name="P38" style:family="paragraph" style:parent-style-name="Standard">
      <style:text-properties fo:font-style="italic" style:text-underline-style="solid" style:text-underline-width="auto" style:text-underline-color="font-color" fo:font-weight="bold" officeooo:rsid="0018bdff" officeooo:paragraph-rsid="0018bdff" style:font-style-asian="italic" style:font-weight-asian="bold" style:font-style-complex="italic" style:font-weight-complex="bold"/>
    </style:style>
    <style:style style:name="P39" style:family="paragraph" style:parent-style-name="Standard">
      <style:text-properties fo:font-style="italic" style:text-underline-style="solid" style:text-underline-width="auto" style:text-underline-color="font-color" fo:font-weight="normal" officeooo:rsid="0016c652" officeooo:paragraph-rsid="0018bdff" style:font-style-asian="italic" style:font-weight-asian="normal" style:font-style-complex="italic" style:font-weight-complex="normal"/>
    </style:style>
    <style:style style:name="P40" style:family="paragraph" style:parent-style-name="Standard">
      <style:text-properties fo:font-style="normal" style:text-underline-style="none" fo:font-weight="normal" officeooo:rsid="000f311d" officeooo:paragraph-rsid="000f311d"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0f311d" officeooo:paragraph-rsid="000f9167"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0f311d" officeooo:paragraph-rsid="00140cd5"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0f311d" officeooo:paragraph-rsid="0015a2bd"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0f311d" officeooo:paragraph-rsid="00168bdd"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0f9167" officeooo:paragraph-rsid="000f311d"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113271" officeooo:paragraph-rsid="00113271"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131b12" officeooo:paragraph-rsid="00131b12"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140cd5" officeooo:paragraph-rsid="00131b12"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15a2bd" officeooo:paragraph-rsid="0015a2bd"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15a2bd" officeooo:paragraph-rsid="00168bdd"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168bdd" officeooo:paragraph-rsid="00168bdd"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16c652" officeooo:paragraph-rsid="0016c652"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16c652" officeooo:paragraph-rsid="0018bdff"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16c652" officeooo:paragraph-rsid="00178ec1"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18bdff" officeooo:paragraph-rsid="0018bdff" style:font-style-asian="normal" style:font-weight-asian="normal" style:font-style-complex="normal" style:font-weight-complex="normal"/>
    </style:style>
    <style:style style:name="P56" style:family="paragraph" style:parent-style-name="Standard">
      <style:text-properties fo:font-style="normal" style:text-underline-style="none" fo:font-weight="normal" officeooo:rsid="001b3568" officeooo:paragraph-rsid="0018bdff" style:font-style-asian="normal" style:font-weight-asian="normal" style:font-style-complex="normal" style:font-weight-complex="normal"/>
    </style:style>
    <style:style style:name="P57" style:family="paragraph" style:parent-style-name="Standard">
      <style:text-properties fo:font-style="normal" style:text-underline-style="none" fo:font-weight="normal" officeooo:rsid="001b3568" officeooo:paragraph-rsid="001b3568"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1d3985" officeooo:paragraph-rsid="001d3985"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1e62b5" officeooo:paragraph-rsid="001e62b5"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1e62b5" officeooo:paragraph-rsid="001f981e"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1f396a" officeooo:paragraph-rsid="001f396a"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1f981e" officeooo:paragraph-rsid="001f981e"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24a6e3" officeooo:paragraph-rsid="0024a6e3"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24a6e3" officeooo:paragraph-rsid="0025a0af"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25a0af" officeooo:paragraph-rsid="0025a0af"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2b9532" officeooo:paragraph-rsid="002b9532"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2b9532" officeooo:paragraph-rsid="002c2a54"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2c2a54" officeooo:paragraph-rsid="002c2a54" style:font-style-asian="normal" style:font-weight-asian="normal" style:font-style-complex="normal" style:font-weight-complex="normal"/>
    </style:style>
    <style:style style:name="P69" style:family="paragraph" style:parent-style-name="Standard">
      <style:text-properties fo:font-style="normal" style:text-underline-style="none" fo:font-weight="bold" officeooo:rsid="000f311d" officeooo:paragraph-rsid="000f311d" style:font-style-asian="normal" style:font-weight-asian="bold" style:font-style-complex="normal" style:font-weight-complex="bold"/>
    </style:style>
    <style:style style:name="P70" style:family="paragraph" style:parent-style-name="Standard">
      <style:text-properties fo:font-style="normal" style:text-underline-style="none" fo:font-weight="bold" officeooo:rsid="0015a2bd" officeooo:paragraph-rsid="0015a2bd" style:font-style-asian="normal" style:font-weight-asian="bold" style:font-style-complex="normal" style:font-weight-complex="bold"/>
    </style:style>
    <style:style style:name="P71" style:family="paragraph" style:parent-style-name="Standard">
      <style:text-properties fo:font-style="normal" style:text-underline-style="none" fo:font-weight="bold" officeooo:rsid="0016c652" officeooo:paragraph-rsid="0018bdff" style:font-style-asian="normal" style:font-weight-asian="bold" style:font-style-complex="normal" style:font-weight-complex="bold"/>
    </style:style>
    <style:style style:name="P72" style:family="paragraph" style:parent-style-name="Standard">
      <style:text-properties fo:font-style="normal" style:text-underline-style="none" fo:font-weight="bold" officeooo:rsid="0016c652" officeooo:paragraph-rsid="00178ec1" style:font-style-asian="normal" style:font-weight-asian="bold" style:font-style-complex="normal" style:font-weight-complex="bold"/>
    </style:style>
    <style:style style:name="P73" style:family="paragraph" style:parent-style-name="Standard">
      <style:text-properties fo:font-style="normal" style:text-underline-style="none" fo:font-weight="bold" officeooo:rsid="0016c652" officeooo:paragraph-rsid="0016c652" style:font-style-asian="normal" style:font-weight-asian="bold" style:font-style-complex="normal" style:font-weight-complex="bold"/>
    </style:style>
    <style:style style:name="P74" style:family="paragraph" style:parent-style-name="Standard">
      <style:text-properties fo:font-style="normal" style:text-underline-style="none" fo:font-weight="bold" officeooo:rsid="001b3568" officeooo:paragraph-rsid="001b3568" style:font-style-asian="normal" style:font-weight-asian="bold" style:font-style-complex="normal" style:font-weight-complex="bold"/>
    </style:style>
    <style:style style:name="P75" style:family="paragraph" style:parent-style-name="Standard">
      <style:text-properties fo:font-style="normal" style:text-underline-style="none" fo:font-weight="bold" officeooo:rsid="001d3985" officeooo:paragraph-rsid="001d3985" style:font-style-asian="normal" style:font-weight-asian="bold" style:font-style-complex="normal" style:font-weight-complex="bold"/>
    </style:style>
    <style:style style:name="P76" style:family="paragraph" style:parent-style-name="Standard">
      <style:text-properties fo:font-style="normal" style:text-underline-style="none" fo:font-weight="bold" officeooo:rsid="002b9532" officeooo:paragraph-rsid="002b9532" style:font-style-asian="normal" style:font-weight-asian="bold" style:font-style-complex="normal" style:font-weight-complex="bold"/>
    </style:style>
    <style:style style:name="P77" style:family="paragraph" style:parent-style-name="Standard">
      <style:text-properties fo:font-style="normal" style:text-underline-style="none" fo:font-weight="bold" officeooo:rsid="002b9532" officeooo:paragraph-rsid="002bfed7" style:font-style-asian="normal" style:font-weight-asian="bold" style:font-style-complex="normal" style:font-weight-complex="bold"/>
    </style:style>
    <style:style style:name="P78" style:family="paragraph" style:parent-style-name="Standard">
      <style:text-properties fo:font-style="normal" style:text-underline-style="none" fo:font-weight="bold" officeooo:rsid="002b9532" officeooo:paragraph-rsid="002c2a54" style:font-style-asian="normal" style:font-weight-asian="bold" style:font-style-complex="normal" style:font-weight-complex="bold"/>
    </style:style>
    <style:style style:name="P79" style:family="paragraph" style:parent-style-name="Standard">
      <style:text-properties fo:font-style="normal" style:text-underline-style="solid" style:text-underline-width="auto" style:text-underline-color="font-color" fo:font-weight="bold" officeooo:rsid="00113271" officeooo:paragraph-rsid="00113271" style:font-style-asian="normal" style:font-weight-asian="bold" style:font-style-complex="normal" style:font-weight-complex="bold"/>
    </style:style>
    <style:style style:name="P80" style:family="paragraph" style:parent-style-name="Standard">
      <style:text-properties fo:font-style="normal" style:text-underline-style="solid" style:text-underline-width="auto" style:text-underline-color="font-color" fo:font-weight="bold" officeooo:rsid="001d3985" officeooo:paragraph-rsid="001d3985" style:font-style-asian="normal" style:font-weight-asian="bold" style:font-style-complex="normal" style:font-weight-complex="bold"/>
    </style:style>
    <style:style style:name="P81" style:family="paragraph" style:parent-style-name="Standard">
      <style:text-properties fo:font-style="normal" style:text-underline-style="solid" style:text-underline-width="auto" style:text-underline-color="font-color" fo:font-weight="bold" officeooo:rsid="001e62b5" officeooo:paragraph-rsid="001e62b5" style:font-style-asian="normal" style:font-weight-asian="bold" style:font-style-complex="normal" style:font-weight-complex="bold"/>
    </style:style>
    <style:style style:name="P82" style:family="paragraph" style:parent-style-name="Standard">
      <style:text-properties fo:font-style="normal" style:text-underline-style="solid" style:text-underline-width="auto" style:text-underline-color="font-color" fo:font-weight="bold" officeooo:rsid="001e62b5" officeooo:paragraph-rsid="001f981e" style:font-style-asian="normal" style:font-weight-asian="bold" style:font-style-complex="normal" style:font-weight-complex="bold"/>
    </style:style>
    <style:style style:name="P83" style:family="paragraph" style:parent-style-name="Standard">
      <style:text-properties fo:font-style="normal" style:text-underline-style="solid" style:text-underline-width="auto" style:text-underline-color="font-color" fo:font-weight="bold" officeooo:rsid="001f396a" officeooo:paragraph-rsid="001f396a" style:font-style-asian="normal" style:font-weight-asian="bold" style:font-style-complex="normal" style:font-weight-complex="bold"/>
    </style:style>
    <style:style style:name="P84" style:family="paragraph" style:parent-style-name="Standard">
      <style:text-properties fo:font-style="normal" style:text-underline-style="solid" style:text-underline-width="auto" style:text-underline-color="font-color" fo:font-weight="bold" officeooo:rsid="0027817d" officeooo:paragraph-rsid="0027817d" style:font-style-asian="normal" style:font-weight-asian="bold" style:font-style-complex="normal" style:font-weight-complex="bold"/>
    </style:style>
    <style:style style:name="P85" style:family="paragraph" style:parent-style-name="Standard">
      <style:text-properties fo:font-style="normal" style:text-underline-style="solid" style:text-underline-width="auto" style:text-underline-color="font-color" fo:font-weight="bold" officeooo:rsid="002b9532" officeooo:paragraph-rsid="002b9532" style:font-style-asian="normal" style:font-weight-asian="bold" style:font-style-complex="normal" style:font-weight-complex="bold"/>
    </style:style>
    <style:style style:name="P86" style:family="paragraph" style:parent-style-name="Standard">
      <style:text-properties fo:font-style="normal" style:text-underline-style="solid" style:text-underline-width="auto" style:text-underline-color="font-color" fo:font-weight="bold" officeooo:rsid="002b9532" officeooo:paragraph-rsid="002bfed7" style:font-style-asian="normal" style:font-weight-asian="bold" style:font-style-complex="normal" style:font-weight-complex="bold"/>
    </style:style>
    <style:style style:name="P87" style:family="paragraph" style:parent-style-name="Standard">
      <style:text-properties fo:font-style="normal" style:text-underline-style="solid" style:text-underline-width="auto" style:text-underline-color="font-color" fo:font-weight="bold" officeooo:rsid="002b9532" officeooo:paragraph-rsid="002f94b2" style:font-style-asian="normal" style:font-weight-asian="bold" style:font-style-complex="normal" style:font-weight-complex="bold"/>
    </style:style>
    <style:style style:name="P88" style:family="paragraph" style:parent-style-name="Standard">
      <style:text-properties fo:font-style="normal" style:text-underline-style="solid" style:text-underline-width="auto" style:text-underline-color="font-color" fo:font-weight="bold" officeooo:rsid="002b9532" officeooo:paragraph-rsid="002fde06" style:font-style-asian="normal" style:font-weight-asian="bold" style:font-style-complex="normal" style:font-weight-complex="bold"/>
    </style:style>
    <style:style style:name="P89" style:family="paragraph" style:parent-style-name="Standard">
      <style:text-properties fo:font-style="normal" style:text-underline-style="solid" style:text-underline-width="auto" style:text-underline-color="font-color" fo:font-weight="bold" officeooo:rsid="002b9532" officeooo:paragraph-rsid="00310d1f" style:font-style-asian="normal" style:font-weight-asian="bold" style:font-style-complex="normal" style:font-weight-complex="bold"/>
    </style:style>
    <style:style style:name="P90" style:family="paragraph" style:parent-style-name="Standard">
      <style:text-properties fo:font-style="normal" style:text-underline-style="solid" style:text-underline-width="auto" style:text-underline-color="font-color" fo:font-weight="bold" officeooo:rsid="002b9532" officeooo:paragraph-rsid="0031db18" style:font-style-asian="normal" style:font-weight-asian="bold" style:font-style-complex="normal" style:font-weight-complex="bold"/>
    </style:style>
    <style:style style:name="P91" style:family="paragraph" style:parent-style-name="Standard">
      <style:text-properties fo:font-style="normal" style:text-underline-style="solid" style:text-underline-width="auto" style:text-underline-color="font-color" fo:font-weight="bold" officeooo:rsid="002f94b2" officeooo:paragraph-rsid="002f94b2" style:font-style-asian="normal" style:font-weight-asian="bold" style:font-style-complex="normal" style:font-weight-complex="bold"/>
    </style:style>
    <style:style style:name="P92" style:family="paragraph" style:parent-style-name="Standard">
      <style:text-properties fo:font-style="normal" style:text-underline-style="solid" style:text-underline-width="auto" style:text-underline-color="font-color" fo:font-weight="bold" officeooo:rsid="002fde06" officeooo:paragraph-rsid="002fde06" style:font-style-asian="normal" style:font-weight-asian="bold" style:font-style-complex="normal" style:font-weight-complex="bold"/>
    </style:style>
    <style:style style:name="P93" style:family="paragraph" style:parent-style-name="Standard">
      <style:text-properties fo:font-style="normal" style:text-underline-style="solid" style:text-underline-width="auto" style:text-underline-color="font-color" fo:font-weight="bold" officeooo:rsid="0030e639" officeooo:paragraph-rsid="0030e639" style:font-style-asian="normal" style:font-weight-asian="bold" style:font-style-complex="normal" style:font-weight-complex="bold"/>
    </style:style>
    <style:style style:name="P94" style:family="paragraph" style:parent-style-name="Standard">
      <style:text-properties fo:font-style="normal" style:text-underline-style="solid" style:text-underline-width="auto" style:text-underline-color="font-color" fo:font-weight="bold" officeooo:rsid="0031db18" officeooo:paragraph-rsid="0031db18" style:font-style-asian="normal" style:font-weight-asian="bold" style:font-style-complex="normal" style:font-weight-complex="bold"/>
    </style:style>
    <style:style style:name="P95" style:family="paragraph" style:parent-style-name="Standard">
      <style:text-properties fo:font-style="normal" style:text-underline-style="solid" style:text-underline-width="auto" style:text-underline-color="font-color" fo:font-weight="normal" officeooo:rsid="001d3985" officeooo:paragraph-rsid="001d3985" style:font-style-asian="normal" style:font-weight-asian="normal" style:font-style-complex="normal" style:font-weight-complex="normal"/>
    </style:style>
    <style:style style:name="P96" style:family="paragraph" style:parent-style-name="Standard">
      <style:text-properties fo:font-style="normal" style:text-underline-style="solid" style:text-underline-width="auto" style:text-underline-color="font-color" fo:font-weight="normal" officeooo:rsid="002f94b2" officeooo:paragraph-rsid="00310d1f" style:font-style-asian="normal" style:font-weight-asian="normal" style:font-style-complex="normal" style:font-weight-complex="normal"/>
    </style:style>
    <style:style style:name="P97" style:family="paragraph" style:parent-style-name="Standard">
      <style:text-properties fo:font-style="normal" style:text-underline-style="solid" style:text-underline-width="auto" style:text-underline-color="font-color" fo:font-weight="normal" officeooo:rsid="002fde06" officeooo:paragraph-rsid="00310d1f" style:font-style-asian="normal" style:font-weight-asian="normal" style:font-style-complex="normal" style:font-weight-complex="normal"/>
    </style:style>
    <style:style style:name="P98" style:family="paragraph" style:parent-style-name="Standard">
      <style:text-properties style:text-underline-style="solid" style:text-underline-width="auto" style:text-underline-color="font-color" fo:font-weight="bold" officeooo:rsid="0023035c" officeooo:paragraph-rsid="0023035c"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014867" officeooo:paragraph-rsid="00014867" style:font-weight-asian="bold" style:font-weight-complex="bold"/>
    </style:style>
    <style:style style:name="P100" style:family="paragraph" style:parent-style-name="Preformatted_20_Text">
      <style:text-properties style:text-underline-style="solid" style:text-underline-width="auto" style:text-underline-color="font-color" fo:font-weight="bold" officeooo:rsid="0023035c" officeooo:paragraph-rsid="0023035c" style:font-weight-asian="bold" style:font-weight-complex="bold"/>
    </style:style>
    <style:style style:name="P101" style:family="paragraph" style:parent-style-name="Preformatted_20_Text">
      <style:paragraph-properties fo:margin-top="0in" fo:margin-bottom="0.1965in" style:contextual-spacing="false"/>
    </style:style>
    <style:style style:name="P102" style:family="paragraph" style:parent-style-name="Standard">
      <style:text-properties fo:font-style="normal" style:text-underline-style="none" fo:font-weight="normal" officeooo:rsid="002b9532" officeooo:paragraph-rsid="002bfed7"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02b9532" officeooo:paragraph-rsid="002c2a54"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02b9532" officeooo:paragraph-rsid="002b9532"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02b9532" officeooo:paragraph-rsid="002f94b2"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02b9532" officeooo:paragraph-rsid="002fde06"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02b9532" officeooo:paragraph-rsid="00310d1f"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02b9532" officeooo:paragraph-rsid="0031db18"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02bfed7" officeooo:paragraph-rsid="002bfed7"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02f94b2" officeooo:paragraph-rsid="002f94b2"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02fde06" officeooo:paragraph-rsid="002fde06"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2fde06" officeooo:paragraph-rsid="00310d1f"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30e639" officeooo:paragraph-rsid="0030e639"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0310d1f" officeooo:paragraph-rsid="00310d1f"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031db18" officeooo:paragraph-rsid="0031db18" style:font-style-asian="normal" style:font-weight-asian="normal" style:font-style-complex="normal" style:font-weight-complex="normal"/>
    </style:style>
    <style:style style:name="P116" style:family="paragraph" style:parent-style-name="Standard">
      <style:text-properties fo:font-style="normal" style:text-underline-style="none" fo:font-weight="bold" officeooo:rsid="002b9532" officeooo:paragraph-rsid="002b9532" style:font-style-asian="normal" style:font-weight-asian="bold" style:font-style-complex="normal" style:font-weight-complex="bold"/>
    </style:style>
    <style:style style:name="P117" style:family="paragraph" style:parent-style-name="Standard">
      <style:text-properties fo:font-style="normal" style:text-underline-style="none" fo:font-weight="bold" officeooo:rsid="002f94b2" officeooo:paragraph-rsid="002f94b2" style:font-style-asian="normal" style:font-weight-asian="bold" style:font-style-complex="normal" style:font-weight-complex="bold"/>
    </style:style>
    <style:style style:name="P118" style:family="paragraph" style:parent-style-name="Standard">
      <style:text-properties fo:font-style="normal" style:text-underline-style="none" fo:font-weight="bold" officeooo:rsid="002f94b2" officeooo:paragraph-rsid="002fde06" style:font-style-asian="normal" style:font-weight-asian="bold" style:font-style-complex="normal" style:font-weight-complex="bold"/>
    </style:style>
    <style:style style:name="P119" style:family="paragraph" style:parent-style-name="Standard">
      <style:text-properties fo:font-style="normal" style:text-underline-style="none" fo:font-weight="bold" officeooo:rsid="002fde06" officeooo:paragraph-rsid="002fde06" style:font-style-asian="normal" style:font-weight-asian="bold" style:font-style-complex="normal" style:font-weight-complex="bold"/>
    </style:style>
    <style:style style:name="P120" style:family="paragraph" style:parent-style-name="Standard">
      <style:text-properties fo:font-style="normal" style:text-underline-style="none" fo:font-weight="bold" officeooo:rsid="0030e639" officeooo:paragraph-rsid="0030e639" style:font-style-asian="normal" style:font-weight-asian="bold" style:font-style-complex="normal" style:font-weight-complex="bold"/>
    </style:style>
    <style:style style:name="T1" style:family="text">
      <style:text-properties officeooo:rsid="00036b68"/>
    </style:style>
    <style:style style:name="T2" style:family="text">
      <style:text-properties officeooo:rsid="0005f7f2"/>
    </style:style>
    <style:style style:name="T3" style:family="text">
      <style:text-properties officeooo:rsid="00075c95"/>
    </style:style>
    <style:style style:name="T4" style:family="text">
      <style:text-properties fo:font-weight="normal" style:font-weight-asian="normal" style:font-weight-complex="normal"/>
    </style:style>
    <style:style style:name="T5" style:family="text">
      <style:text-properties fo:font-weight="normal" officeooo:rsid="000c776e" style:font-weight-asian="normal" style:font-weight-complex="normal"/>
    </style:style>
    <style:style style:name="T6" style:family="text">
      <style:text-properties fo:font-weight="normal" officeooo:rsid="000d5a74" style:font-weight-asian="normal" style:font-weight-complex="normal"/>
    </style:style>
    <style:style style:name="T7" style:family="text">
      <style:text-properties fo:font-weight="normal" officeooo:rsid="001b3568"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0f9167" style:font-style-asian="normal" style:font-style-complex="normal"/>
    </style:style>
    <style:style style:name="T10" style:family="text">
      <style:text-properties fo:font-style="normal" officeooo:rsid="000af667" style:font-style-asian="normal" style:font-style-complex="normal"/>
    </style:style>
    <style:style style:name="T11" style:family="text">
      <style:text-properties fo:font-style="normal" officeooo:rsid="0015a2bd" style:font-style-asian="normal" style:font-style-complex="normal"/>
    </style:style>
    <style:style style:name="T12" style:family="text">
      <style:text-properties fo:font-style="normal" officeooo:rsid="00168bd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f9167" style:font-style-asian="normal" style:font-weight-asian="normal" style:font-style-complex="normal" style:font-weight-complex="normal"/>
    </style:style>
    <style:style style:name="T15" style:family="text">
      <style:text-properties fo:font-style="normal" fo:font-weight="normal" officeooo:rsid="000af667" style:font-style-asian="normal" style:font-weight-asian="normal" style:font-style-complex="normal" style:font-weight-complex="normal"/>
    </style:style>
    <style:style style:name="T16" style:family="text">
      <style:text-properties fo:font-style="normal" fo:font-weight="normal" officeooo:rsid="000d5a74" style:font-style-asian="normal" style:font-weight-asian="normal" style:font-style-complex="normal" style:font-weight-complex="normal"/>
    </style:style>
    <style:style style:name="T17" style:family="text">
      <style:text-properties fo:font-style="normal" fo:font-weight="normal" officeooo:rsid="00113271" style:font-style-asian="normal" style:font-weight-asian="normal" style:font-style-complex="normal" style:font-weight-complex="normal"/>
    </style:style>
    <style:style style:name="T18" style:family="text">
      <style:text-properties fo:font-style="normal" fo:font-weight="normal" officeooo:rsid="00140cd5" style:font-style-asian="normal" style:font-weight-asian="normal" style:font-style-complex="normal" style:font-weight-complex="normal"/>
    </style:style>
    <style:style style:name="T19" style:family="text">
      <style:text-properties fo:font-style="normal" fo:font-weight="normal" officeooo:rsid="00131b12" style:font-style-asian="normal" style:font-weight-asian="normal" style:font-style-complex="normal" style:font-weight-complex="normal"/>
    </style:style>
    <style:style style:name="T20" style:family="text">
      <style:text-properties fo:font-style="normal" fo:font-weight="normal" officeooo:rsid="00150813" style:font-style-asian="normal" style:font-weight-asian="normal" style:font-style-complex="normal"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0d5a74" style:font-style-asian="normal" style:font-weight-asian="normal" style:font-style-complex="normal" style:font-weight-complex="normal"/>
    </style:style>
    <style:style style:name="T23" style:family="text">
      <style:text-properties fo:font-style="normal" style:text-underline-style="none" fo:font-weight="normal" officeooo:rsid="000af667" style:font-style-asian="normal" style:font-weight-asian="normal" style:font-style-complex="normal" style:font-weight-complex="normal"/>
    </style:style>
    <style:style style:name="T24" style:family="text">
      <style:text-properties fo:font-style="normal" style:text-underline-style="none" fo:font-weight="normal" officeooo:rsid="000c776e" style:font-style-asian="normal" style:font-weight-asian="normal" style:font-style-complex="normal" style:font-weight-complex="normal"/>
    </style:style>
    <style:style style:name="T25" style:family="text">
      <style:text-properties fo:font-style="normal" style:text-underline-style="none" fo:font-weight="normal" officeooo:rsid="00140cd5" style:font-style-asian="normal" style:font-weight-asian="normal" style:font-style-complex="normal" style:font-weight-complex="normal"/>
    </style:style>
    <style:style style:name="T26" style:family="text">
      <style:text-properties fo:font-style="normal" style:text-underline-style="none" fo:font-weight="normal" officeooo:rsid="00150813" style:font-style-asian="normal" style:font-weight-asian="normal" style:font-style-complex="normal" style:font-weight-complex="normal"/>
    </style:style>
    <style:style style:name="T27" style:family="text">
      <style:text-properties fo:font-style="normal" style:text-underline-style="none" fo:font-weight="normal" officeooo:rsid="00178ec1"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af667" style:font-style-asian="normal" style:font-style-complex="normal"/>
    </style:style>
    <style:style style:name="T30" style:family="text">
      <style:text-properties fo:font-style="normal" style:text-underline-style="none" officeooo:rsid="000d5a74" style:font-style-asian="normal" style:font-style-complex="normal"/>
    </style:style>
    <style:style style:name="T31" style:family="text">
      <style:text-properties fo:font-style="normal" style:text-underline-style="none" officeooo:rsid="00140cd5" style:font-style-asian="normal" style:font-style-complex="normal"/>
    </style:style>
    <style:style style:name="T32" style:family="text">
      <style:text-properties fo:font-style="normal" style:text-underline-style="none" fo:font-weight="bold" officeooo:rsid="0018bdff"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officeooo:rsid="001b3568"/>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1b3568" style:font-weight-asian="bold" style:font-weight-complex="bold"/>
    </style:style>
    <style:style style:name="T38" style:family="text">
      <style:text-properties fo:font-weight="bold" officeooo:rsid="0025a0af" style:font-weight-asian="bold" style:font-weight-complex="bold"/>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1f396a" style:font-weight-asian="normal" style:font-weight-complex="normal"/>
    </style:style>
    <style:style style:name="T43" style:family="text">
      <style:text-properties style:text-underline-style="none" fo:font-weight="normal" officeooo:rsid="001f981e" style:font-weight-asian="normal" style:font-weight-complex="normal"/>
    </style:style>
    <style:style style:name="T44" style:family="text">
      <style:text-properties style:text-underline-style="none" fo:font-weight="normal" officeooo:rsid="002bfed7" style:font-weight-asian="normal" style:font-weight-complex="normal"/>
    </style:style>
    <style:style style:name="T45" style:family="text">
      <style:text-properties style:text-underline-style="none" fo:font-weight="normal" officeooo:rsid="002fde06" style:font-weight-asian="normal" style:font-weight-complex="normal"/>
    </style:style>
    <style:style style:name="T46" style:family="text">
      <style:text-properties style:text-underline-style="none" fo:font-weight="normal" officeooo:rsid="0031db18" style:font-weight-asian="normal" style:font-weight-complex="normal"/>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310d1f" style:font-weight-asian="bold" style:font-weight-complex="bold"/>
    </style:style>
    <style:style style:name="T49" style:family="text">
      <style:text-properties style:text-underline-style="none" officeooo:rsid="002fde06"/>
    </style:style>
    <style:style style:name="T50" style:family="text">
      <style:text-properties officeooo:rsid="0023035c"/>
    </style:style>
    <style:style style:name="T51" style:family="text">
      <style:text-properties fo:font-variant="normal" fo:text-transform="none" fo:color="#333333" style:font-name="Open Sans" fo:font-size="9.55000019073486pt" fo:letter-spacing="normal" fo:font-style="normal" fo:font-weight="normal"/>
    </style:style>
    <style:style style:name="T52" style:family="text">
      <style:text-properties fo:font-variant="normal" fo:text-transform="none" fo:color="#333333" fo:letter-spacing="normal"/>
    </style:style>
    <style:style style:name="T53" style:family="text">
      <style:text-properties officeooo:rsid="0025a0af"/>
    </style:style>
    <style:style style:name="T54" style:family="text">
      <style:text-properties officeooo:rsid="002c2a54"/>
    </style:style>
    <style:style style:name="T55" style:family="text">
      <style:text-properties officeooo:rsid="0032c2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Jquery:</text:p>
      <text:p text:style-name="P20">HTML: content</text:p>
      <text:p text:style-name="P21">CSS: style</text:p>
      <text:p text:style-name="P21">JavaScript: behavior </text:p>
      <text:p text:style-name="P22"/>
      <text:p text:style-name="P98">Format: </text:p>
      <text:p text:style-name="P100"><text:span text:style-name="Source_20_Text"><text:span text:style-name="T41">$(document).ready(function() {</text:span></text:span></text:p>
      <text:p text:style-name="Preformatted_20_Text"><text:span text:style-name="Source_20_Text"><text:span text:style-name="T41"><text:s text:c="4"/>$(thingToClick).event(function() {</text:span></text:span></text:p>
      <text:p text:style-name="Preformatted_20_Text"><text:span text:style-name="Source_20_Text"><text:span text:style-name="T41"><text:s text:c="8"/>$(thingToAffect).effect();</text:span></text:span></text:p>
      <text:p text:style-name="Preformatted_20_Text"><text:span text:style-name="Source_20_Text"><text:span text:style-name="T41"><text:s text:c="4"/>});</text:span></text:span></text:p>
      <text:p text:style-name="P101"><text:span text:style-name="Source_20_Text"><text:span text:style-name="T41">});</text:span></text:span></text:p>
      <text:p text:style-name="Text_20_body"><text:span text:style-name="Source_20_Text">$()</text:span><text:span text:style-name="T52"> </text:span><text:span text:style-name="T51">is a </text:span><text:span text:style-name="Strong_20_Emphasis"><text:span text:style-name="T35">function</text:span></text:span><text:span text:style-name="T52"> </text:span><text:span text:style-name="T51">(a kind of action) that turns whatever's inside the parentheses into a jQuery object—that is, something jQuery can work with</text:span><text:line-break/> <text:span text:style-name="T50">When we say “function”, I can think “action.” Functions are the basic unit of doing work in jQuery. </text:span></text:p>
      <text:p text:style-name="P1"><text:s/>makes it easy to:</text:p>
      <text:p text:style-name="P1">- Find elements in an HTML doc</text:p>
      <text:p text:style-name="P1">- change HTML contents</text:p>
      <text:p text:style-name="P1">- listen to what a user does and react accordingly</text:p>
      <text:p text:style-name="P1">- animate content on the page</text:p>
      <text:p text:style-name="P1">- talk over the network to fetch content</text:p>
      <text:p text:style-name="P1"/>
      <text:p text:style-name="P1">Document Object Model: the DOM</text:p>
      <text:p text:style-name="P1">A tree like structure created by browsers so we can quickly find HTML Elements using JavaScript. Inside the DOM html elements become nodes that have relationships to each other</text:p>
      <text:p text:style-name="P1"/>
      <text:p text:style-name="P1">Each browser has a slightly different DOM interface – If our JaveScript uses jQuery to interact with the Dom then it will work on most modern browsers</text:p>
      <text:p text:style-name="P1"/>
      <text:p text:style-name="P1">How to access the DOM using Jquery, well puts some code in the Jquery function:</text:p>
      <text:p text:style-name="P1"><text:tab/>jQuery(&lt;code&gt;); </text:p>
      <text:p text:style-name="P1"/>
      <text:p text:style-name="P1">jQuery selector: How to find elements in HTML (selecting by HTML element name)</text:p>
      <text:p text:style-name="P1"><text:tab/>jQuery(“h1”);</text:p>
      <text:p text:style-name="P1">which is the same as </text:p>
      <text:p text:style-name="P1"><text:tab/>$(“h1”);</text:p>
      <text:p text:style-name="P1"/>
      <text:p text:style-name="P1">Fetching/returning an element's text: <text:s/></text:p>
      <text:p text:style-name="P1"><text:tab/>$(“h1”).text( );</text:p>
      <text:p text:style-name="P1">Modifying an element's text:</text:p>
      <text:p text:style-name="P1"><text:tab/>$(“h1”).text(“text to replace with”)</text:p>
      <text:p text:style-name="P1"/>
      <text:p text:style-name="P1">*JavaScript may execute before the DOM loads. We needto make sure the DOM has finished loading the HTML content before we can reliably use jQuery. </text:p>
      <text:p text:style-name="P1"><text:tab/>The DOM ready event: When the DOM is finished loading, it triggers an event. We only want our jQuery to run when this “ready” event has been triggered. </text:p>
      <text:p text:style-name="P1"/>
      <text:p text:style-name="P1"><text:tab/>jQuery(document).ready(function( ){<text:line-break/><text:tab/> <text:s/>&lt;code&gt;<text:line-break/><text:soft-page-break/><text:tab/>});</text:p>
      <text:p text:style-name="P2">Anything inside of the function will only get run once the DOM is “ready”<text:line-break/><text:tab/><text:span text:style-name="T1">i.e. <text:line-break/><text:tab/></text:span>jQuery(document).ready(function( ){<text:line-break/><text:tab/> <text:s/><text:span text:style-name="T1">$(“h1).text(“Where to?”);</text:span><text:line-break/><text:tab/>});</text:p>
      <text:p text:style-name="P2"/>
      <text:p text:style-name="P3">To use jQuery:</text:p>
      <text:p text:style-name="P3">1. Download jQuery</text:p>
      <text:p text:style-name="P3">2. Load it in you HTML document using this script head</text:p>
      <text:p text:style-name="P3">&lt;script src = “jquery.min.js”&gt;&lt;/script&gt;</text:p>
      <text:p text:style-name="P3">3. Start using it- by creating another file ie application.jx, include <text:span text:style-name="T2">this file </text:span>in html, and in “application.js” start writing jQuery</text:p>
      <text:p text:style-name="P3">&lt;script src = “application.js”&gt;&lt;/script&gt;</text:p>
      <text:p text:style-name="P3">We can find elements by ID or Class (CSS selectors)</text:p>
      <text:p text:style-name="P3">p {…} → $(“p);</text:p>
      <text:p text:style-name="P3"><text:span text:style-name="T3">id : </text:span>#container {…} → $(“#container”);</text:p>
      <text:p text:style-name="P3"><text:span text:style-name="T3">class: </text:span>.articles {…} → $(“.articles”);</text:p>
      <text:p text:style-name="P3"/>
      <text:p text:style-name="P10">descendant selector<text:span text:style-name="T4">: To find the elements inside of an ID or class<text:tab/></text:span></text:p>
      <text:p text:style-name="P4"><text:tab/>$(“#id_name element”) - DON'T FORGET THE SPACE </text:p>
      <text:p text:style-name="P4"/>
      <text:p text:style-name="P10"><text:span text:style-name="T4">To select only the </text:span>direct children<text:span text:style-name="T4">, use the child selector. <text:line-break/>$(“#id_name &gt; direct_child”) - The id_name is the parent</text:span></text:p>
      <text:p text:style-name="P4"/>
      <text:p text:style-name="P10"><text:span text:style-name="T4">Selecting </text:span>multiple<text:span text:style-name="T4"> elements:</text:span></text:p>
      <text:p text:style-name="P4">$(“.class_name, “.class_name_2”) <text:s/>- just put a COMMA between elements</text:p>
      <text:p text:style-name="P4"/>
      <text:p text:style-name="P10"><text:span text:style-name="T4">To select </text:span>first<text:span text:style-name="T4"> item- use the pseudo class</text:span></text:p>
      <text:p text:style-name="P4"><text:tab/>$(“#id_name element:first”); </text:p>
      <text:p text:style-name="P4"/>
      <text:p text:style-name="P10"><text:span text:style-name="T4">To select </text:span>last<text:span text:style-name="T4"> item- use the pseudo class</text:span></text:p>
      <text:p text:style-name="P4"><text:tab/>$(“#id_name element:last”); </text:p>
      <text:p text:style-name="P4"/>
      <text:p text:style-name="P10"><text:span text:style-name="T4">To select every other element, use </text:span>even <text:span text:style-name="T4">or </text:span>odd<text:span text:style-name="T4">- Remember, the first item is index </text:span>0<text:span text:style-name="T4">!</text:span></text:p>
      <text:p text:style-name="P4"><text:tab/>$(“#id_name element:odd”); </text:p>
      <text:p text:style-name="P4"><text:tab/>$(“#id_name element:even”); </text:p>
      <text:p text:style-name="P4"/>
      <text:p text:style-name="P10"><text:span text:style-name="T4">Filter by</text:span> traversing<text:span text:style-name="T4">: (instead of using descendent selectors to find an element)</text:span></text:p>
      <text:p text:style-name="P4">$(“#id_name”).find(“element”);</text:p>
      <text:p text:style-name="P11"><text:span text:style-name="T4">The #id_name is the </text:span>selection<text:span text:style-name="T4">. The “element” is the </text:span>traversal<text:span text:style-name="T4">. It takes a bit more code, but it's faster to find specific elements in the DOM. </text:span></text:p>
      <text:p text:style-name="P5"/>
      <text:p text:style-name="P5">Instead of filtering using psuedoclasses: </text:p>
      <text:p text:style-name="P5">$(“li”).first(); </text:p>
      <text:p text:style-name="P5">$(“li”).last();</text:p>
      <text:p text:style-name="P5"/>
      <text:p text:style-name="P11">Walking the DOM/method chaining<text:span text:style-name="T4">: technique of calling multiple methods together </text:span></text:p>
      <text:p text:style-name="P5">$(“li”).first().next(); <text:s text:c="2"/>would find middle item in a 3 item list</text:p>
      <text:p text:style-name="P5"><text:soft-page-break/>$(“li”).first().next().prev(); <text:s text:c="2"/>would go back to the first list item </text:p>
      <text:p text:style-name="P5"/>
      <text:p text:style-name="P11">Walking up the DOM<text:span text:style-name="T4">: start by selecting a child, then “walking up” to find out what element is its direct parent </text:span></text:p>
      <text:p text:style-name="P5">$(“li”).first().parent(); <text:s text:c="3"/>so first call the first li, then search for its parent </text:p>
      <text:p text:style-name="P4"/>
      <text:p text:style-name="P11">Walking down the DOM<text:span text:style-name="T4">: we have the parent but we want to <text:s/>“walk down” and find the children </text:span></text:p>
      <text:p text:style-name="P5">$(“#destination”).children(“li”) <text:s text:c="3"/>specifies the destination is, then says we only want the children that are li</text:p>
      <text:p text:style-name="P5"><text:tab/>versus the find method (above) which would find ALL li, walking down the DOM allows us to specify the li of what parent we want to find </text:p>
      <text:p text:style-name="P5"/>
      <text:p text:style-name="P12">Appending to the Dom<text:span text:style-name="T4">: </text:span></text:p>
      <text:p text:style-name="P6">create a new jQuery node by sending the HTML into the jQuery function- this will create a DOM node but doesn't add it to the DOM (not attached anywhere yet)</text:p>
      <text:p text:style-name="P6">In the application.js:<text:line-break/>$(document).ready(function() { <text:line-break/>// add node here<text:line-break/>} ) ; </text:p>
      <text:p text:style-name="P6"/>
      <text:p text:style-name="P6">possible node: <text:s/>var price = $(“&lt;p&gt; From $399.99&lt;/p&gt;”);</text:p>
      <text:p text:style-name="P6"/>
      <text:p text:style-name="P6">In the application.js:<text:line-break/>$(document).ready(function() { <text:line-break/>// add node here<text:line-break/>} ) ; </text:p>
      <text:p text:style-name="P6"/>
      <text:p text:style-name="P12"><text:span text:style-name="T4">First select node in the DOM to serve as a reference point to append to.<text:line-break/></text:span>Different methods for appending node to DOM:</text:p>
      <text:p text:style-name="P19">$(“locationtoappendto_referencenode”).method(&lt;element)</text:p>
      <text:p text:style-name="P6">.append(&lt;element&gt;) - adds as last child of list item refernce point </text:p>
      <text:p text:style-name="P6">.prepend(&lt;element&gt;) - adds as the first child of list item</text:p>
      <text:p text:style-name="P6">.after(&lt;element&gt;) - adds node as last sibling to list item </text:p>
      <text:p text:style-name="P6">.before(&lt;element&gt;) - adds node before reference point (as sibling)</text:p>
      <text:p text:style-name="P6"/>
      <text:p text:style-name="P6"/>
      <text:p text:style-name="P6">IE</text:p>
      <text:p text:style-name="P6">In the application.js:<text:line-break/>$(document).ready(function() { <text:line-break/>var price = $(“&lt;p&gt; From $399.99&lt;/p&gt;”);</text:p>
      <text:p text:style-name="P13"><text:span text:style-name="T4">$(“.vacation”).</text:span><text:span text:style-name="T5">append</text:span><text:span text:style-name="T4">(price);</text:span></text:p>
      <text:p text:style-name="P13"><text:span text:style-name="T6">$(“button”).remove(); </text:span><text:span text:style-name="T4"><text:line-break/>} ) ; </text:span></text:p>
      <text:p text:style-name="P6"/>
      <text:p text:style-name="P12"><text:span text:style-name="T4">Where .vacation is the reference node and .after puts price </text:span><text:span text:style-name="T5">as last child of list reference node</text:span></text:p>
      <text:p text:style-name="P7"/>
      <text:p text:style-name="P18"><text:span text:style-name="T5">T</text:span><text:span text:style-name="T4">hen remove the HTML element (that jQuery replaced) from the DOM:</text:span></text:p>
      <text:p text:style-name="P8"/>
      <text:p text:style-name="P19">Other methods for appending to the DOM:</text:p>
      <text:p text:style-name="P19"><text:soft-page-break/>elementtoappend.method($(“referencenode”));</text:p>
      <text:p text:style-name="P9">.appendTo(&lt;element&gt;)</text:p>
      <text:p text:style-name="P9">.prependTo(&lt;element&gt;)</text:p>
      <text:p text:style-name="P9">.insertAfter(&lt;element&gt;)</text:p>
      <text:p text:style-name="P9">.insertBefore(&lt;element&gt;)</text:p>
      <text:p text:style-name="P9"/>
      <text:p text:style-name="P23">Acting on Interaction </text:p>
      <text:p text:style-name="P40"/>
      <text:p text:style-name="P40">The code we use to listen for when the document is ready. Passing in a function:</text:p>
      <text:p text:style-name="P40">$(document).ready(&lt;event handler function&gt;);</text:p>
      <text:p text:style-name="P23"><text:span text:style-name="T13"><text:s text:c="3"/>// </text:span><text:span text:style-name="T4">The ready method takes an event handler function as arguments</text:span></text:p>
      <text:p text:style-name="P40">function () {</text:p>
      <text:p text:style-name="P40"><text:tab/>// executing the function runs the code between the braces</text:p>
      <text:p text:style-name="P40">}</text:p>
      <text:p text:style-name="P23"><text:span text:style-name="T13"><text:tab/>//</text:span><text:span text:style-name="T4"> We create a function with the function keyword</text:span></text:p>
      <text:p text:style-name="P40">$(document).ready(function() {<text:line-break/><text:tab/>//this function runs when the DOM is ready<text:line-break/>}</text:p>
      <text:p text:style-name="P40"><text:tab/>// And we pass this function as an argument to the ready method </text:p>
      <text:p text:style-name="P40"/>
      <text:p text:style-name="P40">The ready method takes one argument, which is that event handler function </text:p>
      <text:p text:style-name="P40"/>
      <text:p text:style-name="P23"><text:span text:style-name="T8">.on object method</text:span><text:span text:style-name="T13">:</text:span></text:p>
      <text:p text:style-name="P69">.on(&lt;event&gt;, &lt;event handler&gt;)</text:p>
      <text:p text:style-name="P23"><text:span text:style-name="T13">$(“button”).on(“click”, function () {<text:line-break/><text:tab/>// runs when any button is clicked<text:line-break/>}</text:span><text:span text:style-name="T14">);</text:span></text:p>
      <text:p text:style-name="P40"><text:tab/>The “button” targets all buttons; the “click” watches for any clicks; and when there is a click the code inside the function is run </text:p>
      <text:p text:style-name="P40"/>
      <text:p text:style-name="P23"><text:span text:style-name="T8">Inside </text:span><text:span text:style-name="T9">document</text:span><text:span text:style-name="T8"> ready </text:span><text:span text:style-name="T13">:</text:span></text:p>
      <text:p text:style-name="P40">$(document).ready(function () {</text:p>
      <text:p text:style-name="P40"><text:s text:c="4"/>$(“button”).on(“click”, function () {<text:line-break/><text:tab/>// runs when any button is clicked<text:line-break/> <text:s text:c="3"/>});<text:line-break/>});</text:p>
      <text:p text:style-name="P40"/>
      <text:p text:style-name="P23"><text:span text:style-name="T13">The </text:span><text:span text:style-name="T14">fu</text:span><text:span text:style-name="T17">n</text:span><text:span text:style-name="T14">ction inside of our document ready runs when the DOM is ready. Our code inside our click handler runs whenever a button is clicked. </text:span></text:p>
      <text:p text:style-name="P45"/>
      <text:p text:style-name="P31"><text:span text:style-name="T13">Put it together with </text:span><text:span text:style-name="T8">append</text:span><text:span text:style-name="T13"> and </text:span><text:span text:style-name="T8">remove</text:span><text:span text:style-name="T13">:</text:span></text:p>
      <text:p text:style-name="P41">$(document).ready(function () {</text:p>
      <text:p text:style-name="P24"><text:span text:style-name="T13"><text:s text:c="4"/>$(“button”).on(“click”, function () {<text:line-break/><text:tab/></text:span><text:span text:style-name="T15">var price = $(“&lt;p&gt; From $399.99&lt;/p&gt;”);</text:span></text:p>
      <text:p text:style-name="P14"><text:span text:style-name="T4"><text:tab/>$(“.vacation”).</text:span><text:span text:style-name="T5">append</text:span><text:span text:style-name="T4">(price);</text:span></text:p>
      <text:p text:style-name="P24"><text:span text:style-name="T16"><text:tab/>$(“button”).remove(); </text:span><text:span text:style-name="T13"><text:line-break/> <text:s text:c="3"/>});<text:line-break/>});</text:span></text:p>
      <text:p text:style-name="P41"/>
      <text:p text:style-name="P79"><text:soft-page-break/>Refactor using Traversing</text:p>
      <text:p text:style-name="P46">In the above code, the event (showing price, removing button) is triggered for EVERY button- All buttons are found, removed, and prices appended to other elements in HTML. <text:s/></text:p>
      <text:p text:style-name="P46"><text:tab/>To fix code: </text:p>
      <text:p text:style-name="P32"><text:span text:style-name="T21">using </text:span><text:span text:style-name="T28">$(this) </text:span><text:span text:style-name="T26">(no quotes around this)</text:span><text:span text:style-name="T28"> </text:span><text:span text:style-name="T21">inside the event handler refers to the item that triggered the event (in this case, the button that was pressed)</text:span></text:p>
      <text:p text:style-name="P32"><text:span text:style-name="T21"><text:tab/>So replace </text:span><text:span text:style-name="T22">$(“button”).remove(); <text:s/></text:span><text:span text:style-name="T28">with </text:span><text:span text:style-name="T30">$(</text:span><text:span text:style-name="T28">this</text:span><text:span text:style-name="T30">).remove();</text:span><text:span text:style-name="T22"> </text:span></text:p>
      <text:p text:style-name="P32"><text:span text:style-name="T22">T</text:span><text:span text:style-name="T21">o keep the code from puttig te $399.99 price for every button/element:</text:span></text:p>
      <text:p text:style-name="P32"><text:span text:style-name="T21"><text:tab/> replace </text:span><text:span text:style-name="T23">$(“.vacation”).</text:span><text:span text:style-name="T24">append</text:span><text:span text:style-name="T23">(price); </text:span><text:span text:style-name="T21">with </text:span><text:span text:style-name="T29">$(.</text:span><text:span text:style-name="T28">this</text:span><text:span text:style-name="T29">).</text:span><text:span text:style-name="T28">after</text:span><text:span text:style-name="T29">(price); <text:s/></text:span><text:span text:style-name="T23"><text:line-break/><text:tab/><text:tab/>//</text:span><text:span text:style-name="T21"> adds the &lt;p&gt; node (for the price) after the &lt;button&gt; in DOM </text:span></text:p>
      <text:p text:style-name="P46"/>
      <text:p text:style-name="P47">What if the button is moved?</text:p>
      <text:p text:style-name="P47">After doing all this, a &lt;div&gt; was added to DOM and button moved into &lt;div&gt;. If the button is moved, the price will be moved. How do we keep the price as a child of it's original parent (li) even if Dom gets changed?</text:p>
      <text:p text:style-name="P33"><text:span text:style-name="T21"><text:tab/>Use </text:span><text:span text:style-name="T28">.closest</text:span><text:span text:style-name="T21"> <text:s/>- </text:span></text:p>
      <text:p text:style-name="P47">$(this).closest(“vacation”).append(price); </text:p>
      <text:p text:style-name="P47"><text:tab/>//This will walk up the DOM to find the ancestor with the class of “vacation” and then append onto that the price node. </text:p>
      <text:p text:style-name="P33"><text:span text:style-name="T21"><text:tab/></text:span><text:span text:style-name="T28">.</text:span><text:span text:style-name="T31">closest</text:span><text:span text:style-name="T25"> will find 0 or 1 node when it searches for ancestors with proper class name. While </text:span><text:span text:style-name="T31">.parents</text:span><text:span text:style-name="T25"> will search for ALL ancestor with proper class name. </text:span></text:p>
      <text:p text:style-name="P48"/>
      <text:p text:style-name="P34"><text:span text:style-name="T13">New code</text:span><text:span text:style-name="T21">:</text:span></text:p>
      <text:p text:style-name="P42">$(document).ready(function () {</text:p>
      <text:p text:style-name="P25"><text:span text:style-name="T13"><text:s text:c="4"/>$(“button”).on(“click”, function () {<text:line-break/><text:tab/></text:span><text:span text:style-name="T15">var price = $(“&lt;p&gt; From $399.99&lt;/p&gt;”);</text:span></text:p>
      <text:p text:style-name="P15"><text:span text:style-name="T4"><text:tab/></text:span><text:span text:style-name="T19">$(this).closest(“vacation”).append(price); </text:span></text:p>
      <text:p text:style-name="P25"><text:span text:style-name="T16"><text:tab/>$(</text:span><text:span text:style-name="T18">thi</text:span><text:span text:style-name="T20">s</text:span><text:span text:style-name="T16">).remove(); </text:span><text:span text:style-name="T13"><text:line-break/> <text:s text:c="3"/>});<text:line-break/>});</text:span></text:p>
      <text:p text:style-name="P42"/>
      <text:p text:style-name="P28"><text:span text:style-name="T8">Data tag: </text:span><text:span text:style-name="T13"><text:s/>an HTML5 attribute you can add to any of your elements to provide additional information about the objects on your page. <text:s/></text:span></text:p>
      <text:p text:style-name="P49"><text:tab/>-jQuery objects:</text:p>
      <text:p text:style-name="P49"><text:tab/>.data(&lt;name&gt;) - to get the info</text:p>
      <text:p text:style-name="P49"><text:tab/>.data(&lt;name&gt;), &lt;value&gt; <text:s/>- to set the attributes </text:p>
      <text:p text:style-name="P49"/>
      <text:p text:style-name="P28"><text:span text:style-name="T13">To give </text:span><text:span text:style-name="T33">each vacation its own price </text:span><text:span text:style-name="T13">in above code:</text:span></text:p>
      <text:p text:style-name="P43">$(document).ready(function () {</text:p>
      <text:p text:style-name="P26"><text:span text:style-name="T13"><text:s text:c="4"/>$(“button”).on(“click”, function () {<text:line-break/><text:tab/></text:span><text:span text:style-name="T10">var </text:span><text:span text:style-name="T11">amount = $(this).closest(“.vacation”).data(“price”);</text:span></text:p>
      <text:p text:style-name="P70"><text:tab/>var price = $(“&lt;p&gt; From $ “+amount+” &lt;/p&gt;;</text:p>
      <text:p text:style-name="P16"><text:span text:style-name="T4"><text:tab/></text:span><text:span text:style-name="T19">$(this).closest(“vacation”).append(price); </text:span></text:p>
      <text:p text:style-name="P26"><text:span text:style-name="T16"><text:tab/>$(</text:span><text:span text:style-name="T18">thi</text:span><text:span text:style-name="T20">s</text:span><text:span text:style-name="T16">).remove(); </text:span><text:span text:style-name="T13"><text:line-break/> <text:s text:c="3"/>});<text:line-break/>});</text:span></text:p>
      <text:p text:style-name="P43"/>
      <text:p text:style-name="P70">var amount: Find closest ancestor which has .vacation class and call data method to get price out of the DOM. var price: We can then use when we construct &lt;p&gt; DOM node which shows the <text:soft-page-break/>price (joins two strings to create the price). </text:p>
      <text:p text:style-name="P49"/>
      <text:p text:style-name="P51">But there's lots of <text:span text:style-name="T55">repetition</text:span> above (we're calling .vacation twice) so:</text:p>
      <text:p text:style-name="P51">- create a var vacation</text:p>
      <text:p text:style-name="P51">var vacation = $(this).closest(“.vacation”);</text:p>
      <text:p text:style-name="P51">var amount = vacation.data(“price”);</text:p>
      <text:p text:style-name="P51">vacation.append(price);</text:p>
      <text:p text:style-name="P51"/>
      <text:p text:style-name="P51">So we're no longer repeating ourselves and we'll only query the DOM once for this element which will make it a little faster). </text:p>
      <text:p text:style-name="P44">$(document).ready(function () {</text:p>
      <text:p text:style-name="P27"><text:span text:style-name="T13"><text:s text:c="4"/>$(“button”).on(“click”, function () {<text:line-break/><text:tab/></text:span><text:span text:style-name="T12">var vacation = $(this).closest(“.vacation”);</text:span></text:p>
      <text:p text:style-name="P29"><text:span text:style-name="T11"><text:tab/>var amount = vacation.dat</text:span><text:span text:style-name="T8">a</text:span><text:span text:style-name="T11">(“price”)</text:span></text:p>
      <text:p text:style-name="P50"><text:tab/>var price = $(“&lt;p&gt; From $ “+amount+” &lt;/p&gt;;</text:p>
      <text:p text:style-name="P17"><text:span text:style-name="T4"><text:tab/></text:span><text:span text:style-name="T12">vacation.append(price);</text:span></text:p>
      <text:p text:style-name="P27"><text:span text:style-name="T19"><text:tab/></text:span><text:span text:style-name="T16">$(</text:span><text:span text:style-name="T18">thi</text:span><text:span text:style-name="T20">s</text:span><text:span text:style-name="T16">).remove(); </text:span><text:span text:style-name="T13"><text:line-break/> <text:s text:c="3"/>});<text:line-break/>});</text:span></text:p>
      <text:p text:style-name="P44"/>
      <text:p text:style-name="P52">If we start adding different buttons to our page, the click handler will be triggered by all/any of them </text:p>
      <text:p text:style-name="P52"><text:tab/>We need to make it more specific by using a CSS selector (ie “.vacation button” so it will only listen for buttons inside of vacation class).</text:p>
      <text:p text:style-name="P52"><text:tab/>But a better way:</text:p>
      <text:p text:style-name="P52">$(“.vacation”).on(“click”, “button”, function() {});</text:p>
      <text:p text:style-name="P52"><text:s text:c="2"/>// <text:s text:c="3"/>Fetch the nodes that have the “.vacation” class; call on; listen for “click” events; then specifiy which elements inside vacation class we want to listen for (in this case “button” elements); then third argument becomes our event handler function </text:p>
      <text:p text:style-name="P30"><text:span text:style-name="T13">=</text:span><text:span text:style-name="T8"> event handler delegation </text:span><text:span text:style-name="T13">– only targeting a “button” if it's inside <text:s/>“.vacation” </text:span></text:p>
      <text:p text:style-name="P52"/>
      <text:p text:style-name="P35"><text:span text:style-name="T8">Filters</text:span><text:span text:style-name="T21"> </text:span></text:p>
      <text:p text:style-name="P52">Write two different event handlers for our buttons (on-sale and expiring) and highlight vacations with these traits </text:p>
      <text:p text:style-name="P35"><text:span text:style-name="T28">$(“.vacation”).filter(“.onsale”) -</text:span><text:span text:style-name="T21"> Uses traversing to find elements that are onsale (from HTML class “vacation onsale”) - elements with a class of .vacation and .onsale instead of just doing .vacation.onsale</text:span></text:p>
      <text:p text:style-name="P71"/>
      <text:p text:style-name="P37"><text:span text:style-name="T28">add class method/remove class method</text:span><text:span text:style-name="T21">: </text:span></text:p>
      <text:p text:style-name="P53">.addClass(&lt;class&gt;)</text:p>
      <text:p text:style-name="P53">.removeClass(&lt;class&gt;)</text:p>
      <text:p text:style-name="P54"/>
      <text:p text:style-name="P54">1. fetching div with filters id</text:p>
      <text:p text:style-name="P36"><text:span text:style-name="T28"><text:tab/>$(“#filters”).</text:span><text:span text:style-name="T21">on(“click”, “.onsale-filter”, function() { // fetching div with filters id </text:span></text:p>
      <text:p text:style-name="P54">2. Use event delegation to listen for click events for on-sale filter class, and inside event handler</text:p>
      <text:p text:style-name="P36"><text:span text:style-name="T21"><text:tab/>$(“#filters”)</text:span><text:span text:style-name="T28">.on(“click”, “.onsale-filter”, function()</text:span></text:p>
      <text:p text:style-name="P54">3. find all vacations that are on-sale</text:p>
      <text:p text:style-name="P36"><text:span text:style-name="T21"><text:s/><text:tab/></text:span><text:span text:style-name="T28">$(“.vacation”).filter(“.onsale”) // finds all vacations that are on-sale</text:span></text:p>
      <text:p text:style-name="P36"><text:span text:style-name="T27">4. </text:span><text:span text:style-name="T21">AND add a class to these vacations</text:span></text:p>
      <text:p text:style-name="P72">$(“.vacation”).filter(“.onsale”).addClass(“highlighted”);</text:p>
      <text:p text:style-name="P52"/>
      <text:p text:style-name="P73"><text:soft-page-break/>$(“#filters”).on(“click”, “.onsale-filter”, function() { </text:p>
      <text:p text:style-name="P73"><text:s text:c="3"/>$(“.vacation”).filter(“.onsale”).addClass(“highlighted”);</text:p>
      <text:p text:style-name="P73">});</text:p>
      <text:p text:style-name="P73"/>
      <text:p text:style-name="P38"><text:span text:style-name="T21">Now, to </text:span><text:span text:style-name="T28">unhighlight buttons</text:span><text:span text:style-name="T21"> so they don't stay highlight:</text:span></text:p>
      <text:p text:style-name="P55"><text:tab/>When a button is clicked, we'll look for any highlighted classes and then we'll remove the highlighted class before adding it back to the proper vacations</text:p>
      <text:p text:style-name="P53">$(“#filters”).on(“click”, “.onsale-filter”, function() { </text:p>
      <text:p text:style-name="P39"><text:span text:style-name="T28"><text:s text:c="2"/></text:span><text:span text:style-name="T32"><text:s/>$(“.highlighted”).removeClass(“highlighted”);</text:span></text:p>
      <text:p text:style-name="P53"><text:s text:c="3"/>$(“.vacation”).filter(“.onsale”).addClass(“highlighted”);</text:p>
      <text:p text:style-name="P53">});</text:p>
      <text:p text:style-name="P53"/>
      <text:p text:style-name="P53"/>
      <text:p text:style-name="P53">.<text:span text:style-name="T37">slideDown() </text:span><text:span text:style-name="T34">: shows element's</text:span></text:p>
      <text:p text:style-name="P71"><text:span text:style-name="T34">.slideUp()</text:span><text:span text:style-name="T7"> : hides element's</text:span></text:p>
      <text:p text:style-name="P71">.<text:span text:style-name="T34">slideToggle() : </text:span><text:span text:style-name="T7">toggles between show and hide</text:span></text:p>
      <text:p text:style-name="P56"/>
      <text:p text:style-name="P56">* Uses a slide animation (vs regular show and hide methods)</text:p>
      <text:p text:style-name="P56"/>
      <text:p text:style-name="P57">$(“.confirmation”).on(“click”, “button”, function() {<text:line-break/> <text:s/>$(this).closest(“.confirmation”).find(“ticket”).slideDown();<text:line-break/>}); <text:line-break/> // closest searches up through ancestors; .find searches down through children </text:p>
      <text:p text:style-name="P57"/>
      <text:p text:style-name="P57">alert(“Hello”); <text:s/>: creates a pop-up JavaScript window; good way to check if script if running or if conditional is working/ getting to particular line of code</text:p>
      <text:p text:style-name="P57"/>
      <text:p text:style-name="P57">$('li').length; <text:s/>: To query how many nodes are on a page <text:s text:c="3"/></text:p>
      <text:p text:style-name="P57"/>
      <text:p text:style-name="P74">Debugging with Alert<text:span text:style-name="T4">: can combine to see if there's any buttons on the page when the alert gets called </text:span></text:p>
      <text:p text:style-name="P57">alert($('button').length);</text:p>
      <text:p text:style-name="P57">$(“.confirmation”).on(“click”, “button”, function() {<text:line-break/> <text:s/>$(this).closest(“.confirmation”).find(“ticket”).slideDown();<text:line-break/>}); </text:p>
      <text:p text:style-name="P57"/>
      <text:p text:style-name="P74"><text:span text:style-name="T4"><text:tab/>The alert dialog shows 0- not finding any buttons- bc not wrapping the buttons in a </text:span><text:span text:style-name="T39">DOM ready function </text:span></text:p>
      <text:p text:style-name="P57"><text:tab/>So, add: </text:p>
      <text:p text:style-name="P74">$(document).ready (function() {</text:p>
      <text:p text:style-name="P57"><text:s text:c="2"/>alert($('button').length);</text:p>
      <text:p text:style-name="P57"><text:s text:c="2"/>$(“.confirmation”).on(“click”, “button”, function() {<text:line-break/> <text:s text:c="3"/>$(this).closest(“.confirmation”).find(“ticket”).slideDown();<text:line-break/> <text:s/>}); <text:line-break/>});</text:p>
      <text:p text:style-name="P57"/>
      <text:p text:style-name="P57">Now, the alert box shows 1- it did find the button </text:p>
      <text:p text:style-name="P57"/>
      <text:p text:style-name="P80">Mouse Events<text:span text:style-name="T41">- </text:span></text:p>
      <text:p text:style-name="P58">click</text:p>
      <text:p text:style-name="P58"><text:soft-page-break/>dblclick</text:p>
      <text:p text:style-name="P58">focusin</text:p>
      <text:p text:style-name="P58">focusout</text:p>
      <text:p text:style-name="P58">mousedown</text:p>
      <text:p text:style-name="P58">mouseup</text:p>
      <text:p text:style-name="P58">mousemove</text:p>
      <text:p text:style-name="P58">mouseout</text:p>
      <text:p text:style-name="P58">mouseover</text:p>
      <text:p text:style-name="P58">mouseleave</text:p>
      <text:p text:style-name="P58">mouseenter : fires when the mouse is first positioned over the element <text:s/></text:p>
      <text:p text:style-name="P58"/>
      <text:p text:style-name="P75">Refactoring Handler Functions</text:p>
      <text:p text:style-name="P95"><text:span text:style-name="T40"><text:s/>Even thought we're passing in a function </text:span><text:span text:style-name="T47">Don't add () at the end</text:span><text:span text:style-name="T40">- that would execute the function immediately- we want it to call only when the event is triggered </text:span></text:p>
      <text:p text:style-name="P58"/>
      <text:p text:style-name="P81">Keyboard events<text:span text:style-name="T41"> </text:span></text:p>
      <text:p text:style-name="P59">keypress</text:p>
      <text:p text:style-name="P59">keydown</text:p>
      <text:p text:style-name="P59">keyup- when someone stops pressing a key </text:p>
      <text:p text:style-name="P59"/>
      <text:p text:style-name="P81">Form events<text:span text:style-name="T41"> (because keyboard input is a form)</text:span></text:p>
      <text:p text:style-name="P59">blur</text:p>
      <text:p text:style-name="P59">focus</text:p>
      <text:p text:style-name="P59">select </text:p>
      <text:p text:style-name="P59">submit</text:p>
      <text:p text:style-name="P59">change </text:p>
      <text:p text:style-name="P59"/>
      <text:p text:style-name="P59">$(document).ready (function () {</text:p>
      <text:p text:style-name="P59"><text:s text:c="2"/>$('.vacation').on('keyup', '.quantity', function () {</text:p>
      <text:p text:style-name="P59"><text:tab/>// Get the price for this vacation<text:tab/></text:p>
      <text:p text:style-name="P81"><text:span text:style-name="T41"><text:tab/>// Get the quant</text:span><text:span text:style-name="T43">i</text:span><text:span text:style-name="T41">ty entered</text:span></text:p>
      <text:p text:style-name="P59"><text:tab/>// Set the total to price * quantity<text:line-break/> <text:s/>}); </text:p>
      <text:p text:style-name="P59">}); </text:p>
      <text:p text:style-name="P59"/>
      <text:p text:style-name="P83"><text:span text:style-name="T40">To get price for vacation: </text:span><text:span text:style-name="T41">var price = $(this).closest('.vacation').data('price'); </text:span></text:p>
      <text:p text:style-name="P61"><text:s text:c="3"/>// we're finding the closest ancestor with class of vacation and getting price from data attribute- however this will return a string, but we want to do math<text:line-break/></text:p>
      <text:p text:style-name="P83"><text:span text:style-name="T40">To convert a string to a number</text:span><text:span text:style-name="T41">: use </text:span><text:span text:style-name="T40">+ </text:span><text:span text:style-name="T41">before<text:line-break/> <text:s/>var price = +$(this).closest('.vacation').data('price');</text:span></text:p>
      <text:p text:style-name="P61"/>
      <text:p text:style-name="P83"><text:span text:style-name="T40">To get quantity entered</text:span><text:span text:style-name="T41">: call this and get value </text:span></text:p>
      <text:p text:style-name="P61">var quantity = +$(this).val(); </text:p>
      <text:p text:style-name="P61"><text:tab/>can use jQuery helper methods: <text:line-break/>.val(&lt;new value&gt;)</text:p>
      <text:p text:style-name="P61">.val()</text:p>
      <text:p text:style-name="P61"/>
      <text:p text:style-name="P83"><text:span text:style-name="T40"><text:s/>To set total to price * quantity</text:span><text:span text:style-name="T41"> </text:span></text:p>
      <text:p text:style-name="P61"><text:soft-page-break/>$('#total').text(price*quantity); </text:p>
      <text:p text:style-name="P83"><text:span text:style-name="T41"><text:tab/>You can pass a number or a string the the </text:span><text:span text:style-name="T40">.text()</text:span><text:span text:style-name="T41"> method </text:span></text:p>
      <text:p text:style-name="P61"/>
      <text:p text:style-name="P62">So now, whenever quantity is updated, the total will change:</text:p>
      <text:p text:style-name="P60">$(document).ready (function () {</text:p>
      <text:p text:style-name="P60"><text:s text:c="2"/>$('.vacation').on('keyup', '.quantity', function () {</text:p>
      <text:p text:style-name="P82"><text:span text:style-name="T41"><text:tab/></text:span><text:span text:style-name="T42"> var price = +$(this).closest('.vacation').data('price');</text:span><text:span text:style-name="T41"><text:tab/></text:span></text:p>
      <text:p text:style-name="P82"><text:span text:style-name="T41"><text:tab/></text:span><text:span text:style-name="T42">var quantity = +$(this).val(); </text:span></text:p>
      <text:p text:style-name="P82"><text:span text:style-name="T41"><text:tab/></text:span><text:span text:style-name="T42">$('#total').text(price*quantity);</text:span><text:span text:style-name="T41"><text:line-break/> <text:s/>}); </text:span></text:p>
      <text:p text:style-name="P60">}); </text:p>
      <text:p text:style-name="P60"/>
      <text:p text:style-name="P60"/>
      <text:p text:style-name="P63">How to keep page from jumping up: use event.stopPropagation (); <text:s text:c="2"/>so it won't <text:span text:style-name="T53">bubble</text:span> up to other ancestors</text:p>
      <text:p text:style-name="P63"><text:s/>$(document).ready(function() {<text:line-break/> <text:s/>$('.vacation').on('click', 'expand',<text:line-break/> <text:s text:c="3"/>function(event) {</text:p>
      <text:p text:style-name="P63"><text:tab/>event.stopPropagation();</text:p>
      <text:p text:style-name="P63"><text:tab/>$(this).closest('.vacation')</text:p>
      <text:p text:style-name="P63"><text:tab/> <text:s/><text:tab/>.find('.comments')</text:p>
      <text:p text:style-name="P63"><text:tab/><text:tab/>.fadeToggle():</text:p>
      <text:p text:style-name="P63"><text:s text:c="2"/>});</text:p>
      <text:p text:style-name="P63">});</text:p>
      <text:p text:style-name="P63"><text:tab/><text:span text:style-name="T38">But won't change default browser behavior and will still jump up to top of page</text:span><text:span text:style-name="T53"> </text:span></text:p>
      <text:p text:style-name="P65">Instead call <text:span text:style-name="T36">event.preventDefault() </text:span><text:s/>to prevent default browser- the click event will “bubble up” but the browser won't handle it (won't jump up)</text:p>
      <text:p text:style-name="P64">$(document).ready(function() {<text:line-break/> <text:s/>$('.vacation').on('click', 'expand',<text:line-break/> <text:s text:c="3"/>function(event) {</text:p>
      <text:p text:style-name="P64"><text:tab/>event.<text:span text:style-name="T53">preventDefault</text:span>();</text:p>
      <text:p text:style-name="P64"><text:tab/>$(this).closest('.vacation')</text:p>
      <text:p text:style-name="P64"><text:tab/> <text:s/><text:tab/>.find('.comments')</text:p>
      <text:p text:style-name="P64"><text:tab/><text:tab/>.fadeToggle();</text:p>
      <text:p text:style-name="P64"><text:s text:c="2"/>});</text:p>
      <text:p text:style-name="P64">});</text:p>
      <text:p text:style-name="P64"/>
      <text:p text:style-name="P84">Taming CSS<text:span text:style-name="T41"> </text:span></text:p>
      <text:p text:style-name="P66">Methods to get and set CSS:</text:p>
      <text:p text:style-name="P66">.css(&lt;attr&gt;, &lt;value&gt;) <text:s text:c="2"/>to set</text:p>
      <text:p text:style-name="P66">.css(&lt;attr&gt;) <text:s text:c="2"/>to get its current value </text:p>
      <text:p text:style-name="P66">.css(&lt;object&gt;) <text:s/>can send in an object </text:p>
      <text:p text:style-name="P66"/>
      <text:p text:style-name="P66">to set:</text:p>
      <text:p text:style-name="P66">$(this).css('background-color', '#252b30');</text:p>
      <text:p text:style-name="P66">$(this).css('border-color', '1px solid #967');</text:p>
      <text:p text:style-name="P66"/>
      <text:p text:style-name="P66">which is equal to this (put on one line):</text:p>
      <text:p text:style-name="P66">$(this).css('background-color', '#252b30')</text:p>
      <text:p text:style-name="P66"><text:soft-page-break/><text:tab/>.css('border-color', '1px solid #967');</text:p>
      <text:p text:style-name="P66"/>
      <text:p text:style-name="P66">But, a cleaner way to do this is to <text:span text:style-name="T36">send in a JS object: </text:span></text:p>
      <text:p text:style-name="P66"><text:span text:style-name="T36"><text:tab/></text:span>having <text:s/>a series of <text:span text:style-name="T36">keys and values with one argument </text:span>(which is the JS object)</text:p>
      <text:p text:style-name="P66"><text:tab/><text:tab/>Passing in a JS object as an argument is a common jQuery pattern</text:p>
      <text:p text:style-name="P102">$(document).ready(function() {</text:p>
      <text:p text:style-name="P102"><text:s text:c="2"/>$('#vacations').on('click','.vacation,' function () {</text:p>
      <text:p text:style-name="P77"><text:span text:style-name="T4"><text:s text:c="4"/></text:span>$(this).css({'background-color':'#252b30',</text:p>
      <text:p text:style-name="P76"><text:tab/> <text:s text:c="7"/>'border-color': '1px solid #967' });</text:p>
      <text:p text:style-name="P66"><text:s text:c="2"/><text:span text:style-name="T54">});</text:span></text:p>
      <text:p text:style-name="P109">});</text:p>
      <text:p text:style-name="P66"/>
      <text:p text:style-name="P66"><text:s/>To change the element from display:none to display:block using Jquery object methods: </text:p>
      <text:p text:style-name="P66">.show()</text:p>
      <text:p text:style-name="P66">.hide()</text:p>
      <text:p text:style-name="P67">$(document).ready(function() {</text:p>
      <text:p text:style-name="P67"><text:s text:c="2"/>$('#vacations').on('click','.vacation,' function () {</text:p>
      <text:p text:style-name="P78"><text:s text:c="3"/><text:span text:style-name="T4"><text:s/>$(this).css({'background-color':'#252b30',</text:span></text:p>
      <text:p text:style-name="P67"><text:tab/> <text:s text:c="7"/>'border-color': '1px solid #967'<text:span text:style-name="T54">});</text:span></text:p>
      <text:p text:style-name="P67"><text:s text:c="4"/><text:span text:style-name="T36">$(this).find('.price').show();</text:span></text:p>
      <text:p text:style-name="P66"><text:tab/><text:tab/>// the same as, but easier to read and understand than the CSS syntax:</text:p>
      <text:p text:style-name="P66"><text:tab/><text:tab/>// $(this).find('.price').css('display', 'block'); </text:p>
      <text:p text:style-name="P68"><text:s text:c="2"/>});</text:p>
      <text:p text:style-name="P68">});</text:p>
      <text:p text:style-name="P85">Moving styles to External CSS<text:span text:style-name="T41"> : since having CSS in JS can feel 'dirty'</text:span></text:p>
      <text:p text:style-name="P66">1. On CSS stylesheet, create style classes: a style on the highlighted class and a style on the price in the highlighted class </text:p>
      <text:p text:style-name="P66">.highlighted {</text:p>
      <text:p text:style-name="P66"><text:s text:c="2"/>background-color: #563;</text:p>
      <text:p text:style-name="P66"><text:s text:c="2"/>border-color: 1px solid #967;<text:line-break/>}</text:p>
      <text:p text:style-name="P66">.highlighted.price {</text:p>
      <text:p text:style-name="P66"><text:s text:c="2"/>display:block;</text:p>
      <text:p text:style-name="P66">}</text:p>
      <text:p text:style-name="P66">2. On JS sheet, <text:s/>addClass to li to make style changes</text:p>
      <text:p text:style-name="P66">$(this).addClass('highlighted');</text:p>
      <text:p text:style-name="P66"/>
      <text:p text:style-name="P86"><text:span text:style-name="T41">.</text:span><text:span text:style-name="T44">addClass()</text:span></text:p>
      <text:p text:style-name="P109">.removeClass()</text:p>
      <text:p text:style-name="P109">.toggleClass() - adds the class is $(this) doesn't have it, removes it if $(this) already has it</text:p>
      <text:p text:style-name="P76"/>
      <text:p text:style-name="P85"><text:span text:style-name="T40">Final</text:span><text:span text:style-name="T41">:</text:span></text:p>
      <text:p text:style-name="P66">$(document).ready(function() {</text:p>
      <text:p text:style-name="P85"><text:span text:style-name="T41"><text:s text:c="2"/>$('#vacations').on('click','.vacation,' function () {<text:line-break/> <text:s text:c="3"/>$(this).</text:span><text:span text:style-name="T44">toggle</text:span><text:span text:style-name="T41">Class('highlighted');</text:span></text:p>
      <text:p text:style-name="P66"><text:s text:c="2"/>});</text:p>
      <text:p text:style-name="P66">}); </text:p>
      <text:p text:style-name="P66"/>
      <text:p text:style-name="P91">Animation<text:span text:style-name="T41"> </text:span></text:p>
      <text:p text:style-name="P117"><text:soft-page-break/>Adding Movement </text:p>
      <text:p text:style-name="P110">Instead of using CSS style <text:s/>$(this).css({'top':'-10px'}): to move object up 10 pixels can us:</text:p>
      <text:p text:style-name="P91"><text:span text:style-name="T40">.animate(&lt;object&gt;)</text:span><text:span text:style-name="T41"> <text:s/></text:span></text:p>
      <text:p text:style-name="P110"><text:tab/>Takes in a JS object similar to the .css() methods- send in CSS styles and slowly animate from current state to style we give it </text:p>
      <text:p text:style-name="P110"><text:tab/>$(this).animate({'top':'-10px'});</text:p>
      <text:p text:style-name="P110"><text:tab/>// Will adjust a CSS property pixel by pixel in order to animate it- here will animate from 0px to <text:tab/>-10 px</text:p>
      <text:p text:style-name="P110"/>
      <text:p text:style-name="P105">$(document).ready(function() {</text:p>
      <text:p text:style-name="P87"><text:span text:style-name="T41"><text:s text:c="2"/>$('#vacations').on('click','.vacation,' function () {<text:line-break/> <text:s text:c="3"/>$(this).</text:span><text:span text:style-name="T44">toggle</text:span><text:span text:style-name="T41">Class('highlighted');</text:span></text:p>
      <text:p text:style-name="P91"><text:span text:style-name="T41"><text:s text:c="4"/></text:span><text:span text:style-name="T40">$(this).animate({'top':'-10px'});</text:span></text:p>
      <text:p text:style-name="P105"><text:s text:c="2"/>});</text:p>
      <text:p text:style-name="P105">});</text:p>
      <text:p text:style-name="P105"/>
      <text:p text:style-name="P111">However, our animation can now slide up but not down. <text:s/>When this event handler is called we only want the vacation to move up 10px if we have added the highlighted class but if we just removed the highlighted class when we toggled, we want it to animate back down to 0. </text:p>
      <text:p text:style-name="P92"><text:span text:style-name="T41"><text:tab/>So we have an </text:span><text:span text:style-name="T40">if statement</text:span><text:span text:style-name="T41"> (If statements allow your code to make decisions at runtime):</text:span></text:p>
      <text:p text:style-name="P111">if (&lt;vacation has the class highlighted&gt;) {<text:line-break/> <text:s/>// animate the vacation up<text:line-break/>} else {<text:line-break/> <text:s/>// animate the vacation back down</text:p>
      <text:p text:style-name="P111">}</text:p>
      <text:p text:style-name="P111"/>
      <text:p text:style-name="P92"><text:span text:style-name="T41"><text:s/>For the </text:span><text:span text:style-name="T40">if ()</text:span><text:span text:style-name="T41">we'll use </text:span><text:span text:style-name="T40">.hasClass(&lt;class&gt;)</text:span><text:span text:style-name="T41"> to check if a node has a specific class. If it returns true, we know it has the specific class (and will run the if statement, if it doesn't have the class, and is false, will run the else statement) </text:span></text:p>
      <text:p text:style-name="P106"/>
      <text:p text:style-name="P106">$(document).ready(function() {</text:p>
      <text:p text:style-name="P88"><text:span text:style-name="T41"><text:s text:c="2"/>$('#vacations').on('click','.vacation,' function () {<text:line-break/> <text:s text:c="3"/>$(this).</text:span><text:span text:style-name="T44">toggle</text:span><text:span text:style-name="T41">Class('highlighted');</text:span></text:p>
      <text:p text:style-name="P88"><text:span text:style-name="T41"><text:s text:c="3"/></text:span><text:span text:style-name="T40"><text:s/></text:span><text:span text:style-name="T49">if ($(this).hasClass('.highlighted')) {</text:span></text:p>
      <text:p text:style-name="P118"><text:s text:c="6"/>$(this).animate({'top':'-10px'});</text:p>
      <text:p text:style-name="P119"><text:s text:c="4"/>} else {</text:p>
      <text:p text:style-name="P119"><text:s text:c="6"/>$(this).animate({'top': '0px'});</text:p>
      <text:p text:style-name="P119"><text:s text:c="4"/>}</text:p>
      <text:p text:style-name="P106"><text:s text:c="2"/>});</text:p>
      <text:p text:style-name="P106">});</text:p>
      <text:p text:style-name="P106"/>
      <text:p text:style-name="P113">Now, vacations move up and down but is a bit slow.</text:p>
      <text:p text:style-name="P113"><text:tab/>We can specify the speed by adding a second argument to .animate() - just add a comma and the speed (no quotes if number, quotes is string). If we don't specifiy, by default the animation will take 400 milliseconds. </text:p>
      <text:p text:style-name="P120">$(this).animate({'top': '-10px', 400}); <text:s/></text:p>
      <text:p text:style-name="P113"><text:tab/><text:tab/><text:tab/><text:tab/> <text:s text:c="5"/>400 = default speed</text:p>
      <text:p text:style-name="P113"><text:tab/><text:tab/><text:tab/><text:tab/> <text:s text:c="5"/>200 = 'fast'</text:p>
      <text:p text:style-name="P113"><text:tab/><text:tab/><text:tab/> <text:s/><text:tab/> <text:s text:c="5"/>600 = 'slow'</text:p>
      <text:p text:style-name="P93"><text:soft-page-break/><text:span text:style-name="T41"><text:s/>Effects methods like </text:span><text:span text:style-name="T40">animate()</text:span><text:span text:style-name="T41">, </text:span><text:span text:style-name="T40">slideToggle() </text:span><text:span text:style-name="T41">and</text:span><text:span text:style-name="T40"> fadeToggle() </text:span><text:span text:style-name="T41">can als be given a specific peed as a String or in milliseconds. </text:span></text:p>
      <text:p text:style-name="P114"/>
      <text:p text:style-name="P107">$(document).ready(function() {</text:p>
      <text:p text:style-name="P89"><text:span text:style-name="T41"><text:s text:c="2"/>$('#vacations').on('click','.vacation,' function () {<text:line-break/> <text:s text:c="3"/>$(this).</text:span><text:span text:style-name="T44">toggle</text:span><text:span text:style-name="T41">Class('highlighted');</text:span></text:p>
      <text:p text:style-name="P89"><text:span text:style-name="T41"><text:s text:c="4"/></text:span><text:span text:style-name="T45">if ($(this).hasClass('.highlighted')) {</text:span></text:p>
      <text:p text:style-name="P96"><text:span text:style-name="T40"><text:s text:c="6"/>$(this).animate({'top':'-10px'}, </text:span><text:span text:style-name="T48">'fast'</text:span><text:span text:style-name="T40">);</text:span></text:p>
      <text:p text:style-name="P112"><text:s text:c="4"/>} else {</text:p>
      <text:p text:style-name="P97"><text:span text:style-name="T40"><text:s text:c="6"/>$(this).animate({'top': '0px'}, </text:span><text:span text:style-name="T48">'fast'</text:span><text:span text:style-name="T40">);</text:span></text:p>
      <text:p text:style-name="P112"><text:s text:c="4"/>}</text:p>
      <text:p text:style-name="P107"><text:s text:c="2"/>});</text:p>
      <text:p text:style-name="P107">});</text:p>
      <text:p text:style-name="P107"/>
      <text:p text:style-name="P115">However, the if statement is still CSS styling- so to get it out of JS sheet: </text:p>
      <text:p text:style-name="P94"><text:span text:style-name="T41"><text:tab/></text:span><text:span text:style-name="T40">CSS transition</text:span></text:p>
      <text:p text:style-name="P115">1. Remove CSS from JS, which leaves:</text:p>
      <text:p text:style-name="P108">$(document).ready(function() {</text:p>
      <text:p text:style-name="P90"><text:span text:style-name="T41"><text:s text:c="2"/>$('#vacations').on('click','.vacation,' function () {<text:line-break/> <text:s text:c="3"/>$(this).</text:span><text:span text:style-name="T44">toggle</text:span><text:span text:style-name="T41">Class('highlighted');</text:span></text:p>
      <text:p text:style-name="P90"><text:span text:style-name="T41"><text:s text:c="2"/></text:span><text:span text:style-name="T46">});</text:span></text:p>
      <text:p text:style-name="P115">});</text:p>
      <text:p text:style-name="P115">2. In CSS stylesheet: Unlike jQuery, with CSS, because not all browsers support CSS transitions, must account for different browsers <text:s/></text:p>
      <text:p text:style-name="P115">.vacation {</text:p>
      <text:p text:style-name="P115">-moz-transition:top 0.2s;</text:p>
      <text:p text:style-name="P115">-o-transition: top 0.2s;</text:p>
      <text:p text:style-name="P115">-webkit-transition: top 0.2s; <text:s/></text:p>
      <text:p text:style-name="P115">transition: top 0.2s;</text:p>
      <text:p text:style-name="P115">}</text:p>
      <text:p text:style-name="P115">.highlighted {</text:p>
      <text:p text:style-name="P115"><text:s text:c="2"/>top: -10px</text:p>
      <text:p text:style-name="P115">}</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 Sans" svg:font-family="'Open Sans',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8T19:24:03.304359000</meta:creation-date>
    <dc:date>2013-11-12T17:39:17.315984000</dc:date>
    <meta:editing-duration>P3DT16H52M54S</meta:editing-duration>
    <meta:editing-cycles>30</meta:editing-cycles>
    <meta:generator>LibreOffice/4.1.0.4$MacOSX_x86 LibreOffice_project/89ea49ddacd9aa532507cbf852f2bb22b1ace28</meta:generator>
    <meta:document-statistic meta:table-count="0" meta:image-count="0" meta:object-count="0" meta:page-count="12" meta:paragraph-count="376" meta:word-count="2784" meta:character-count="19567" meta:non-whitespace-character-count="16588"/>
  </office:meta>
</office:document-meta>
</file>